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 numb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004" calcext:value-type="float">
            <text:p>2004</text:p>
          </table:table-cell>
          <table:table-cell table:formula="of:=[.A31]-[.C2]" office:value-type="float" office:value="13" calcext:value-type="float">
            <text:p>13</text:p>
          </table:table-cell>
          <table:table-cell table:formula="of:=4/[.D2]" office:value-type="float" office:value="0.307692307692308" calcext:value-type="float">
            <text:p>0.307692307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008" calcext:value-type="float">
            <text:p>2008</text:p>
          </table:table-cell>
          <table:table-cell table:formula="of:=[.A31]-[.C3]" office:value-type="float" office:value="9" calcext:value-type="float">
            <text:p>9</text:p>
          </table:table-cell>
          <table:table-cell table:formula="of:=4/[.D3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04" calcext:value-type="float">
            <text:p>2004</text:p>
          </table:table-cell>
          <table:table-cell table:formula="of:=[.A31]-[.C4]" office:value-type="float" office:value="13" calcext:value-type="float">
            <text:p>13</text:p>
          </table:table-cell>
          <table:table-cell table:formula="of:=4/[.D4]" office:value-type="float" office:value="0.307692307692308" calcext:value-type="float">
            <text:p>0.307692307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05" calcext:value-type="float">
            <text:p>2005</text:p>
          </table:table-cell>
          <table:table-cell table:formula="of:=[.A31]-[.C5]" office:value-type="float" office:value="12" calcext:value-type="float">
            <text:p>12</text:p>
          </table:table-cell>
          <table:table-cell table:formula="of:=4/[.D5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table:formula="of:=[.A31]-[.C6]" office:value-type="float" office:value="14" calcext:value-type="float">
            <text:p>14</text:p>
          </table:table-cell>
          <table:table-cell table:formula="of:=4/[.D6]" office:value-type="float" office:value="0.285714285714286" calcext:value-type="float">
            <text:p>0.285714285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table:formula="of:=[.A31]-[.C7]" office:value-type="float" office:value="13" calcext:value-type="float">
            <text:p>13</text:p>
          </table:table-cell>
          <table:table-cell table:formula="of:=4/[.D7]" office:value-type="float" office:value="0.307692307692308" calcext:value-type="float">
            <text:p>0.307692307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table:formula="of:=[.A31]-[.C8]" office:value-type="float" office:value="14" calcext:value-type="float">
            <text:p>14</text:p>
          </table:table-cell>
          <table:table-cell table:formula="of:=4/[.D8]" office:value-type="float" office:value="0.285714285714286" calcext:value-type="float">
            <text:p>0.28571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table:formula="of:=[.A31]-[.C9]" office:value-type="float" office:value="3" calcext:value-type="float">
            <text:p>3</text:p>
          </table:table-cell>
          <table:table-cell table:formula="of:=4/[.D9]" office:value-type="float" office:value="1.33333333333333" calcext:value-type="float">
            <text:p>1.33333333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 table:formula="of:=[.A31]-[.C10]" office:value-type="float" office:value="9" calcext:value-type="float">
            <text:p>9</text:p>
          </table:table-cell>
          <table:table-cell table:formula="of:=4/[.D10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 table:formula="of:=[.A31]-[.C11]" office:value-type="float" office:value="13" calcext:value-type="float">
            <text:p>13</text:p>
          </table:table-cell>
          <table:table-cell table:formula="of:=4/[.D11]" office:value-type="float" office:value="0.307692307692308" calcext:value-type="float">
            <text:p>0.307692307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01" calcext:value-type="float">
            <text:p>2001</text:p>
          </table:table-cell>
          <table:table-cell table:formula="of:=[.A31]-[.C12]" office:value-type="float" office:value="16" calcext:value-type="float">
            <text:p>16</text:p>
          </table:table-cell>
          <table:table-cell table:formula="of:=4/[.D12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  <table:table-cell table:formula="of:=[.A31]-[.C13]" office:value-type="float" office:value="15" calcext:value-type="float">
            <text:p>15</text:p>
          </table:table-cell>
          <table:table-cell table:formula="of:=4/[.D13]" office:value-type="float" office:value="0.266666666666667" calcext:value-type="float">
            <text:p>0.2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table:formula="of:=[.A31]-[.C14]" office:value-type="float" office:value="3" calcext:value-type="float">
            <text:p>3</text:p>
          </table:table-cell>
          <table:table-cell table:formula="of:=4/[.D14]" office:value-type="float" office:value="1.33333333333333" calcext:value-type="float">
            <text:p>1.33333333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table:formula="of:=[.A31]-[.C15]" office:value-type="float" office:value="6" calcext:value-type="float">
            <text:p>6</text:p>
          </table:table-cell>
          <table:table-cell table:formula="of:=4/[.D15]" office:value-type="float" office:value="0.666666666666667" calcext:value-type="float">
            <text:p>0.66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table:formula="of:=[.A31]-[.C16]" office:value-type="float" office:value="10" calcext:value-type="float">
            <text:p>10</text:p>
          </table:table-cell>
          <table:table-cell table:formula="of:=4/[.D16]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table:formula="of:=[.A31]-[.C17]" office:value-type="float" office:value="2" calcext:value-type="float">
            <text:p>2</text:p>
          </table:table-cell>
          <table:table-cell table:formula="of:=4/[.D1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[.A31]-[.C18]" office:value-type="float" office:value="2" calcext:value-type="float">
            <text:p>2</text:p>
          </table:table-cell>
          <table:table-cell table:formula="of:=4/[.D18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[.A31]-[.C19]" office:value-type="float" office:value="2" calcext:value-type="float">
            <text:p>2</text:p>
          </table:table-cell>
          <table:table-cell table:formula="of:=4/[.D19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formula="of:=[.A31]-[.C20]" office:value-type="float" office:value="3" calcext:value-type="float">
            <text:p>3</text:p>
          </table:table-cell>
          <table:table-cell table:formula="of:=4/[.D20]" office:value-type="float" office:value="1.33333333333333" calcext:value-type="float">
            <text:p>1.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table:formula="of:=[.A31]-[.C21]" office:value-type="float" office:value="15" calcext:value-type="float">
            <text:p>15</text:p>
          </table:table-cell>
          <table:table-cell table:formula="of:=4/[.D21]" office:value-type="float" office:value="0.266666666666667" calcext:value-type="float">
            <text:p>0.26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table:formula="of:=[.A31]-[.C22]" office:value-type="float" office:value="2" calcext:value-type="float">
            <text:p>2</text:p>
          </table:table-cell>
          <table:table-cell table:formula="of:=4/[.D22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formula="of:=[.A31]-[.C23]" office:value-type="float" office:value="5" calcext:value-type="float">
            <text:p>5</text:p>
          </table:table-cell>
          <table:table-cell table:formula="of:=4/[.D23]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formula="of:=[.A31]-[.C24]" office:value-type="float" office:value="2" calcext:value-type="float">
            <text:p>2</text:p>
          </table:table-cell>
          <table:table-cell table:formula="of:=4/[.D24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formula="of:=[.A31]-[.C25]" office:value-type="float" office:value="1" calcext:value-type="float">
            <text:p>1</text:p>
          </table:table-cell>
          <table:table-cell table:formula="of:=4/[.D2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table:formula="of:=[.A31]-[.C26]" office:value-type="float" office:value="1" calcext:value-type="float">
            <text:p>1</text:p>
          </table:table-cell>
          <table:table-cell table:formula="of:=4/[.D2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formula="of:=[.A31]-[.C27]" office:value-type="float" office:value="2" calcext:value-type="float">
            <text:p>2</text:p>
          </table:table-cell>
          <table:table-cell table:formula="of:=4/[.D2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formula="of:=[.A31]-[.C28]" office:value-type="float" office:value="3" calcext:value-type="float">
            <text:p>3</text:p>
          </table:table-cell>
          <table:table-cell table:formula="of:=4/[.D28]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rrent year</text:p>
          </table:table-cell>
          <table:table-cell office:value-type="string" calcext:value-type="string">
            <text:p>number citations</text:p>
          </table:table-cell>
          <table:table-cell/>
          <table:table-cell office:value-type="string" calcext:value-type="string">
            <text:p>Contemporary h-index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E2:.E28])" office:value-type="float" office:value="31.0077533577534" calcext:value-type="float">
            <text:p>31.00775335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6-06-29T20:03:26.359832823</meta:creation-date>
    <dc:date>2016-06-29T20:19:50.889722785</dc:date>
    <dc:creator>sr </dc:creator>
    <meta:editing-duration>PT4S</meta:editing-duration>
    <meta:editing-cycles>1</meta:editing-cycles>
    <meta:document-statistic meta:table-count="1" meta:cell-count="117" meta:object-count="0"/>
    <meta:generator>LibreOffice/4.2.8.2$Linux_X86_64 LibreOffice_project/420m0$Build-2</meta:generator>
  </office:meta>
</office:document-meta>
</file>